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ba22b" officeooo:paragraph-rsid="001ba22b"/>
    </style:style>
    <style:style style:name="P2" style:family="paragraph" style:parent-style-name="Standard">
      <style:text-properties officeooo:rsid="001ba22b" officeooo:paragraph-rsid="001debd0"/>
    </style:style>
    <style:style style:name="P3" style:family="paragraph" style:parent-style-name="Standard">
      <style:text-properties fo:font-size="14pt" fo:font-weight="bold" officeooo:rsid="001ba22b" officeooo:paragraph-rsid="001ba22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d37fd" officeooo:paragraph-rsid="001d37f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20pt" fo:font-weight="bold" officeooo:rsid="001d37fd" officeooo:paragraph-rsid="001d37fd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1debd0" officeooo:paragraph-rsid="001debd0"/>
    </style:style>
    <style:style style:name="P7" style:family="paragraph" style:parent-style-name="Standard">
      <style:text-properties fo:font-size="12pt" fo:font-weight="normal" officeooo:rsid="001debd0" officeooo:paragraph-rsid="001debd0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22pt" fo:font-weight="bold" officeooo:rsid="001d37fd" officeooo:paragraph-rsid="001d37fd" style:font-size-asian="22pt" style:font-weight-asian="bold" style:font-size-complex="22pt" style:font-weight-complex="bold"/>
    </style:style>
    <style:style style:name="P9" style:family="paragraph" style:parent-style-name="Standard">
      <style:text-properties fo:font-size="14pt" fo:font-weight="bold" officeooo:rsid="001ba22b" officeooo:paragraph-rsid="001ba22b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<text:tab/><text:tab/></text:p>
      <text:p text:style-name="P4"/>
      <text:p text:style-name="P4"/>
      <text:p text:style-name="P4"><text:tab/><text:tab/><text:tab/><text:tab/></text:p>
      <text:p text:style-name="P8"><text:tab/><text:tab/><text:tab/><text:tab/>ASSIGNMENT#1</text:p>
      <text:p text:style-name="P4"/>
      <text:p text:style-name="P4"/>
      <text:p text:style-name="P4"/>
      <text:p text:style-name="P5"/>
      <text:p text:style-name="P5"/>
      <text:p text:style-name="P5">WAQAS ASHIQ</text:p>
      <text:p text:style-name="P5"/>
      <text:p text:style-name="P5">BCS-FA11-201</text:p>
      <text:p text:style-name="P5"/>
      <text:p text:style-name="P5">SECTION-C</text:p>
      <text:p text:style-name="P5"/>
      <text:p text:style-name="P5"><text:tab/><text:tab/><text:tab/></text:p>
      <text:p text:style-name="P5"><text:tab/><text:tab/><text:tab/></text:p>
      <text:p text:style-name="P5"><text:tab/><text:tab/><text:tab/></text:p>
      <text:p text:style-name="P5"><text:tab/><text:tab/><text:tab/>SYSTEM PROGRAMMING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O: </text:p>
      <text:p text:style-name="P5"><text:tab/>MR.NADEEM GHAFOOR CHAUDHARY.</text:p>
      <text:p text:style-name="P5"/>
      <text:p text:style-name="P3"/>
      <text:p text:style-name="P3"/>
      <text:p text:style-name="P3"/>
      <text:p text:style-name="P3"/>
      <text:p text:style-name="P3"/>
      <text:p text:style-name="P3"><text:soft-page-break/>HEADER:</text:p>
      <text:p text:style-name="P6">#include&lt;stdio.h&gt; </text:p>
      <text:p text:style-name="P6">#include&lt;stdlib.h&gt; </text:p>
      <text:p text:style-name="P6">struct student{ </text:p>
      <text:p text:style-name="P6"><text:tab/>int id; </text:p>
      <text:p text:style-name="P6"><text:tab/>char name[25]; </text:p>
      <text:p text:style-name="P6"><text:tab/>float cgpa; </text:p>
      <text:p text:style-name="P6"><text:tab/>short int age; </text:p>
      <text:p text:style-name="P6"><text:tab/>struct student *next; </text:p>
      <text:p text:style-name="P6">}; </text:p>
      <text:p text:style-name="P6">struct student *start; </text:p>
      <text:p text:style-name="P6">struct student *cur; </text:p>
      <text:p text:style-name="P1"/>
      <text:p text:style-name="P1"/>
      <text:p text:style-name="P3">MAIN:</text:p>
      <text:p text:style-name="P1">#include"Header.h" </text:p>
      <text:p text:style-name="P1">void main(){ </text:p>
      <text:p text:style-name="P1"><text:tab/>linklist(); </text:p>
      <text:p text:style-name="P1">}</text:p>
      <text:p text:style-name="P1"/>
      <text:p text:style-name="P3">LINKLIST:</text:p>
      <text:p text:style-name="P7">#include "Header.h" </text:p>
      <text:p text:style-name="P7">void linklist() </text:p>
      <text:p text:style-name="P7">{ </text:p>
      <text:p text:style-name="P7"><text:tab/>start=(struct student *)malloc(sizeof(struct student)); </text:p>
      <text:p text:style-name="P7"><text:tab/>cur=start; </text:p>
      <text:p text:style-name="P7"><text:tab/>int ter=0; </text:p>
      <text:p text:style-name="P7"><text:tab/>printf("\nEnter -1 to terminate the entries and 1 to continue:"); </text:p>
      <text:p text:style-name="P7"><text:tab/>scanf("%d",&amp;ter); </text:p>
      <text:p text:style-name="P7"><text:tab/>while(ter!=-1){ </text:p>
      <text:p text:style-name="P7"><text:tab/><text:tab/>printf("Enter the name of student: "); </text:p>
      <text:p text:style-name="P7"><text:tab/><text:tab/>scanf("%s",cur-&gt;name); </text:p>
      <text:p text:style-name="P7"><text:tab/><text:tab/> </text:p>
      <text:p text:style-name="P7"><text:tab/><text:tab/>printf("Enter the id of student: "); </text:p>
      <text:p text:style-name="P7"><text:tab/><text:tab/>scanf("%d",&amp;cur-&gt;id); </text:p>
      <text:p text:style-name="P7"/>
      <text:p text:style-name="P7"><text:tab/><text:tab/>printf("Enter the cgpa of student: "); </text:p>
      <text:p text:style-name="P7"><text:tab/><text:tab/>scanf("%f",&amp;cur-&gt;cgpa); </text:p>
      <text:p text:style-name="P7"/>
      <text:p text:style-name="P7"><text:tab/><text:tab/>printf("Enter the age of student: "); </text:p>
      <text:p text:style-name="P7"><text:tab/><text:tab/>scanf("%hd",&amp;cur-&gt;age); </text:p>
      <text:p text:style-name="P7"><text:tab/><text:tab/>cur-&gt;next= (struct student *)malloc(sizeof(struct student)); </text:p>
      <text:p text:style-name="P7"><text:tab/><text:tab/>cur = cur-&gt;next; </text:p>
      <text:p text:style-name="P7"><text:tab/><text:tab/>cur-&gt;next=NULL; </text:p>
      <text:p text:style-name="P7"><text:tab/><text:tab/> </text:p>
      <text:p text:style-name="P7"><text:tab/><text:tab/> </text:p>
      <text:p text:style-name="P7"><text:tab/><text:tab/> </text:p>
      <text:p text:style-name="P7"><text:tab/><text:tab/>printf("\nEnter -1 to terminate the entries:"); </text:p>
      <text:p text:style-name="P7"><text:tab/><text:tab/>scanf("%d",&amp;ter); </text:p>
      <text:p text:style-name="P7"><text:tab/>} </text:p>
      <text:p text:style-name="P7"><text:tab/><text:tab/>save(); </text:p>
      <text:p text:style-name="P7">}</text:p>
      <text:p text:style-name="P3"><text:soft-page-break/>SAVE:</text:p>
      <text:p text:style-name="P6">#include"Header.h" </text:p>
      <text:p text:style-name="P6">void save() </text:p>
      <text:p text:style-name="P6">{ </text:p>
      <text:p text:style-name="P6"><text:tab/>cur=start; </text:p>
      <text:p text:style-name="P6"><text:tab/>FILE *cfPtr; </text:p>
      <text:p text:style-name="P6"><text:tab/>if ( ( cfPtr=fopen( "mydata.txt","w" ) ) == NULL ) </text:p>
      <text:p text:style-name="P6"><text:tab/>{ </text:p>
      <text:p text:style-name="P6"><text:tab/><text:tab/>printf( "Failed to open the requested File....\n" ); </text:p>
      <text:p text:style-name="P6"><text:tab/>} </text:p>
      <text:p text:style-name="P6"><text:tab/> </text:p>
      <text:p text:style-name="P6"><text:tab/>else </text:p>
      <text:p text:style-name="P6"><text:tab/>{<text:tab/> </text:p>
      <text:p text:style-name="P6"><text:tab/><text:tab/>fprintf( cfPtr,"ID\t\tName\t\t\tCgpa\t\tAge"); </text:p>
      <text:p text:style-name="P6"><text:tab/><text:tab/>printf("ID\t\tName\t\t\tCgpa\t\tAge"); </text:p>
      <text:p text:style-name="P6"><text:tab/><text:tab/>while(cur-&gt;next!=NULL){ </text:p>
      <text:p text:style-name="P6"/>
      <text:p text:style-name="P6"><text:tab/><text:tab/>fprintf( cfPtr,"\n%d%18s%23.2f%16hd",cur-&gt;id,cur-&gt;name,cur-&gt;cgpa,cur-&gt;age); </text:p>
      <text:p text:style-name="P6"><text:tab/><text:tab/>printf( "\n\n%d%18s%23.2f%16hd",cur-&gt;id,cur-&gt;name,cur-&gt;cgpa,cur-&gt;age ); </text:p>
      <text:p text:style-name="P6"><text:tab/><text:tab/>printf( "\n\n" ); </text:p>
      <text:p text:style-name="P6"><text:tab/><text:tab/>cur=cur-&gt;next;} </text:p>
      <text:p text:style-name="P6">} </text:p>
      <text:p text:style-name="P6"><text:tab/> <text:s text:c="3"/>fclose( cfPtr ); </text:p>
      <text:p text:style-name="P6">}</text:p>
      <text:p text:style-name="P1"/>
      <text:p text:style-name="P3">MAKEFILE:</text:p>
      <text:p text:style-name="P1">myfile: main.o libassign1.a save.o</text:p>
      <text:p text:style-name="P1"><text:tab/>gcc -o myfile main.o linklist.o save.o</text:p>
      <text:p text:style-name="P1"/>
      <text:p text:style-name="P1">libassign1.a: linklist.o</text:p>
      <text:p text:style-name="P1"><text:tab/>ar cr libassign1.a linklist.o</text:p>
      <text:p text:style-name="P1">linklist.o: linklist.c Header.h</text:p>
      <text:p text:style-name="P1"><text:tab/>gcc -c linklist.c</text:p>
      <text:p text:style-name="P1">main.o: main.c Header.h</text:p>
      <text:p text:style-name="P1">gcc -c main.csave.o: save.c Header.h</text:p>
      <text:p text:style-name="P2">gcc -c save.c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01:45:35.961414520</meta:creation-date>
    <dc:date>2014-02-19T02:24:25.056796101</dc:date>
    <meta:editing-duration>PT19M29S</meta:editing-duration>
    <meta:editing-cycles>3</meta:editing-cycles>
    <meta:generator>LibreOffice/4.1.2.3$Linux_X86_64 LibreOffice_project/410m0$Build-3</meta:generator>
    <meta:document-statistic meta:table-count="0" meta:image-count="0" meta:object-count="0" meta:page-count="3" meta:paragraph-count="92" meta:word-count="195" meta:character-count="1821" meta:non-whitespace-character-count="1536"/>
  </office:meta>
</office:document-meta>
</file>